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3cm" fo:min-width="0.269cm"/>
    </style:style>
    <style:style style:name="gr2" style:family="graphic" style:parent-style-name="standard">
      <style:graphic-properties draw:textarea-horizontal-align="justify" draw:textarea-vertical-align="middle" draw:auto-grow-height="false" fo:min-height="0.503cm" fo:min-width="0.271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color="#158466" draw:fill-color="#81d41a" draw:textarea-horizontal-align="justify" draw:textarea-vertical-align="middle" draw:auto-grow-height="false" fo:min-height="1.091cm" fo:min-width="1.691cm"/>
      <style:paragraph-properties style:writing-mode="lr-tb"/>
    </style:style>
    <style:style style:name="gr5" style:family="graphic" style:parent-style-name="objectwithoutfill">
      <style:graphic-properties draw:stroke="dash" draw:stroke-dash="Long_20_Dash" draw:fill="solid" draw:textarea-vertical-align="middle"/>
    </style:style>
    <style:style style:name="gr6" style:family="graphic" style:parent-style-name="standard">
      <style:graphic-properties svg:stroke-color="#158466" draw:fill-color="#81d41a" draw:textarea-horizontal-align="justify" draw:textarea-vertical-align="middle" draw:auto-grow-height="false" fo:min-height="1.092cm" fo:min-width="1.69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81d41a"/>
      <style:paragraph-properties fo:text-align="center"/>
      <style:text-properties fo:font-size="8pt" style:font-size-asian="8pt" style:font-size-complex="8pt"/>
    </style: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087cm" svg:height="1.063cm" svg:x="4.339cm" svg:y="4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1.089cm" svg:height="1.065cm" svg:x="8.361cm" svg:y="2.2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4" draw:id="id4" draw:layer="layout" svg:width="1.089cm" svg:height="1.065cm" svg:x="8.361cm" svg:y="6.7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" draw:id="id3" draw:layer="layout" svg:width="1.089cm" svg:height="1.063cm" svg:x="8.361cm" svg:y="4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267cm" svg:y1="4.657cm" svg:x2="8.361cm" svg:y2="2.8cm" draw:start-shape="id1" draw:start-glue-point="11" draw:end-shape="id2" draw:end-glue-point="6" svg:d="M5267 4657l3094-1857" svg:viewBox="0 0 3095 1858">
          <text:p/>
        </draw:connector>
        <draw:connector draw:style-name="gr3" draw:text-style-name="P2" draw:layer="layout" draw:type="line" svg:x1="5.426cm" svg:y1="5.034cm" svg:x2="8.361cm" svg:y2="5.034cm" draw:start-shape="id1" draw:start-glue-point="10" draw:end-shape="id3" draw:end-glue-point="6" svg:d="M5426 5034h2935" svg:viewBox="0 0 2936 1">
          <text:p/>
        </draw:connector>
        <draw:connector draw:style-name="gr3" draw:text-style-name="P2" xml:id="id6" draw:id="id6" draw:layer="layout" draw:type="line" svg:x1="5.267cm" svg:y1="5.41cm" svg:x2="8.361cm" svg:y2="7.268cm" draw:start-shape="id1" draw:start-glue-point="9" draw:end-shape="id4" draw:end-glue-point="6" svg:d="M5267 5410l3094 1858" svg:viewBox="0 0 3095 1859">
          <text:p/>
        </draw:connector>
        <draw:connector draw:style-name="gr3" draw:text-style-name="P2" draw:layer="layout" draw:type="line" svg:x1="8.906cm" svg:y1="6.735cm" svg:x2="8.906cm" svg:y2="5.565cm" draw:start-shape="id4" draw:start-glue-point="4" draw:end-shape="id3" draw:end-glue-point="8" svg:d="M8906 6735v-1170" svg:viewBox="0 0 1 1171">
          <text:p/>
        </draw:connector>
        <draw:connector draw:style-name="gr3" draw:text-style-name="P2" draw:layer="layout" draw:type="line" svg:x1="8.906cm" svg:y1="4.502cm" svg:x2="8.906cm" svg:y2="3.332cm" draw:start-shape="id3" draw:start-glue-point="4" draw:end-shape="id2" draw:end-glue-point="8" svg:d="M8906 4502v-1170" svg:viewBox="0 0 1 1171">
          <text:p/>
        </draw:connector>
        <draw:custom-shape draw:style-name="gr4" draw:text-style-name="P3" xml:id="id5" draw:id="id5" draw:layer="layout" svg:width="2.191cm" svg:height="1.341cm" svg:x="10.909cm" svg:y="2.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9.45cm" svg:y1="2.8cm" svg:x2="10.909cm" svg:y2="2.77cm" draw:start-shape="id2" draw:start-glue-point="10" draw:end-shape="id5" draw:end-glue-point="3" svg:d="M9450 2800l1459-30" svg:viewBox="0 0 1460 31">
          <text:p/>
        </draw:connector>
        <draw:custom-shape draw:style-name="gr6" draw:text-style-name="P3" xml:id="id7" draw:id="id7" draw:layer="layout" svg:width="2.191cm" svg:height="1.342cm" svg:x="1.6cm" svg:y="6.29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6.814cm" svg:y1="6.339cm" svg:x2="3.791cm" svg:y2="6.962cm" draw:start-shape="id6" draw:start-glue-point="0" draw:end-shape="id7" draw:end-glue-point="1" svg:d="M6814 6339l-3023 623" svg:viewBox="0 0 3024 624">
          <text:p/>
        </draw:connector>
        <draw:connector draw:style-name="gr3" draw:text-style-name="P2" draw:layer="layout" draw:type="curve" svg:x1="4.883cm" svg:y1="4.502cm" svg:x2="4.339cm" svg:y2="5.034cm" draw:start-shape="id1" draw:start-glue-point="4" draw:end-shape="id1" draw:end-glue-point="6" svg:d="M4883 4502c0-753-524-628-848-307s-449 839 304 839" svg:viewBox="0 0 1104 109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2:17:00.027553307</meta:creation-date>
    <dc:date>2020-12-16T14:43:29.449157272</dc:date>
    <meta:editing-duration>PT2H26M29S</meta:editing-duration>
    <meta:editing-cycles>4</meta:editing-cycles>
    <meta:generator>LibreOffice/6.4.6.2$Linux_X86_64 LibreOffice_project/40$Build-2</meta:generator>
    <meta:document-statistic meta:object-count="14"/>
  </office:meta>
</office:document-meta>
</file>